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178083438378EBE8B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016cm" fo:min-width="1.624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01cm" svg:y1="8.235cm" svg:x2="8.235cm" svg:y2="8.235cm">
          <text:p/>
        </draw:line>
        <draw:custom-shape draw:style-name="gr2" draw:text-style-name="P1" draw:layer="layout" svg:width="4.246cm" svg:height="3.796cm" draw:transform="rotate (-1.5707963267949) translate (12cm 6.1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2.69cm" svg:height="9.429cm" svg:x="14.376cm" svg:y="6.143cm">
          <draw:image xlink:href="Pictures/10000201000001FA00000178083438378EBE8BA3.png" xlink:type="simple" xlink:show="embed" xlink:actuate="onLoad">
            <text:p/>
          </draw:image>
        </draw:frame>
        <draw:line draw:style-name="gr1" draw:text-style-name="P1" draw:layer="layout" svg:x1="11.967cm" svg:y1="8.235cm" svg:x2="14.701cm" svg:y2="8.235cm">
          <text:p/>
        </draw:line>
        <draw:frame draw:style-name="gr4" draw:text-style-name="P3" draw:layer="layout" svg:width="4.168cm" svg:height="0.954cm" svg:x="2.509cm" svg:y="7.431cm">
          <draw:text-box>
            <text:p>From S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5-17T14:39:29.394198656</meta:creation-date>
    <dc:date>2017-05-17T14:53:54.354489853</dc:date>
    <dc:creator>Terry Coles</dc:creator>
    <meta:editing-duration>PT14M25S</meta:editing-duration>
    <meta:editing-cycles>1</meta:editing-cycles>
    <meta:document-statistic meta:object-count="5"/>
    <meta:generator>LibreOffice/5.3.1.2$Linux_X86_64 LibreOffice_project/30m0$Build-2</meta:generator>
  </office:meta>
</office:document-meta>
</file>